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83.31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3" table:default-cell-style-name="ce3"/>
        <table:table-column table:style-name="co1" table:number-columns-repeated="34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34"/>
        </table:table-row>
        <table:table-row table:style-name="ro3">
          <table:table-cell/>
          <table:table-cell table:style-name="ce3" office:value-type="string" calcext:value-type="string">
            <text:p>Evolutionary adaptation to temperature .4. Adaptation of Escherichia coli at a niche boundary</text:p>
          </table:table-cell>
          <table:table-cell office:value-type="string" calcext:value-type="string">
            <text:p>Mongold_et_al</text:p>
          </table:table-cell>
          <table:table-cell table:number-columns-repeated="4"/>
          <table:table-cell office:value-type="float" office:value="1.09533907995186" calcext:value-type="float">
            <text:p>1.09533907995186</text:p>
          </table:table-cell>
          <table:table-cell/>
          <table:table-cell office:value-type="float" office:value="0.0504857535671888" calcext:value-type="float">
            <text:p>0.050485753567189</text:p>
          </table:table-cell>
          <table:table-cell table:number-columns-repeated="9"/>
          <table:table-cell table:number-columns-repeated="2" office:value-type="float" office:value="20" calcext:value-type="float">
            <text:p>20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06065892655887" calcext:value-type="float">
            <text:p>1.06065892655887</text:p>
          </table:table-cell>
          <table:table-cell/>
          <table:table-cell office:value-type="float" office:value="0.0427193453191723" calcext:value-type="float">
            <text:p>0.042719345319172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1.05697060696646" calcext:value-type="float">
            <text:p>1.05697060696646</text:p>
          </table:table-cell>
          <table:table-cell/>
          <table:table-cell office:value-type="float" office:value="0.0597090125212627" calcext:value-type="float">
            <text:p>0.059709012521263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0.948427302785328" calcext:value-type="float">
            <text:p>0.948427302785328</text:p>
          </table:table-cell>
          <table:table-cell/>
          <table:table-cell office:value-type="float" office:value="0.0577672737940891" calcext:value-type="float">
            <text:p>0.05776727379408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4">
          <table:table-cell table:number-columns-repeated="7"/>
          <table:table-cell office:value-type="float" office:value="0.827662305832961" calcext:value-type="float">
            <text:p>0.827662305832961</text:p>
          </table:table-cell>
          <table:table-cell/>
          <table:table-cell office:value-type="float" office:value="0.138349977632467" calcext:value-type="float">
            <text:p>0.138349977632467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9.8" calcext:value-type="float">
            <text:p>39.8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07:22:40.063659852</meta:creation-date>
    <dc:date>2021-04-28T07:23:17.743268991</dc:date>
    <meta:editing-duration>PT38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